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2000000020A74E724B9067DA25.png" manifest:media-type="image/png"/>
  <manifest:file-entry manifest:full-path="Pictures/10001A820000034F0000034F6F6873DFF70DC271.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svg:font-family="Helvetica, Helvetica-FF, Arial, Tahoma,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ce style:name="Lohit Hindi" svg:font-family="'Lohit Hindi'" style:font-family-generic="system" style:font-pitch="variable"/>
    <style:font-face style:name="Lohit Hindi1" svg:font-family="'Lohit Hindi'" style:font-pitch="variable"/>
    <style:font-face style:name="Lohit Hindi2" svg:font-family="'Lohit Hindi'"/>
    <style:font-face style:name="Noto Sans" svg:font-family="'Noto Sans', sans-serif"/>
    <style:font-face style:name="Roboto" svg:font-family="Roboto, sans-serif"/>
    <style:font-face style:name="Verdana" svg:font-family="Verdana, Helvetica, Arial, Lucida, sans-serif"/>
    <style:font-face style:name="Verdana1" svg:font-family="Verdana, Geneva, sans-serif"/>
    <style:font-face style:name="arial" svg:font-family="arial"/>
    <style:font-face style:name="lato" svg:font-family="lato"/>
  </office:font-face-decls>
  <office:automatic-styles>
    <style:style style:name="P1" style:family="paragraph" style:parent-style-name="Standard">
      <style:text-properties style:font-name="Liberation Serif" fo:font-weight="normal" officeooo:rsid="008313e3" officeooo:paragraph-rsid="00088be6" style:font-weight-asian="normal" style:font-weight-complex="normal"/>
    </style:style>
    <style:style style:name="P2" style:family="paragraph" style:parent-style-name="List_20_Paragraph" style:list-style-name="WWNum2">
      <style:text-properties style:font-name="Liberation Serif" fo:font-weight="normal" officeooo:rsid="008313e3" officeooo:paragraph-rsid="002cf323" style:font-weight-asian="normal" style:font-weight-complex="normal"/>
    </style:style>
    <style:style style:name="P3" style:family="paragraph" style:parent-style-name="List_20_Paragraph">
      <style:text-properties style:font-name="Liberation Serif" fo:font-weight="normal" officeooo:rsid="008313e3" officeooo:paragraph-rsid="00235fd6" style:font-weight-asian="normal" style:font-weight-complex="normal"/>
    </style:style>
    <style:style style:name="P4" style:family="paragraph" style:parent-style-name="List_20_Paragraph">
      <style:text-properties style:font-name="Liberation Serif" fo:font-weight="normal" officeooo:rsid="008313e3" officeooo:paragraph-rsid="0026e154" style:font-weight-asian="normal" style:font-weight-complex="normal"/>
    </style:style>
    <style:style style:name="P5" style:family="paragraph" style:parent-style-name="List_20_Paragraph">
      <style:text-properties style:font-name="Liberation Serif" fo:font-weight="normal" officeooo:rsid="008313e3" officeooo:paragraph-rsid="0030cc4e" style:font-weight-asian="normal" style:font-weight-complex="normal"/>
    </style:style>
    <style:style style:name="P6" style:family="paragraph" style:parent-style-name="List_20_Paragraph">
      <style:text-properties style:font-name="Liberation Serif" fo:font-weight="normal" officeooo:rsid="008313e3" officeooo:paragraph-rsid="002cf323" style:font-weight-asian="normal" style:font-weight-complex="normal"/>
    </style:style>
    <style:style style:name="P7" style:family="paragraph" style:parent-style-name="List_20_Paragraph">
      <style:text-properties style:font-name="Liberation Serif" fo:font-weight="normal" officeooo:rsid="008313e3" officeooo:paragraph-rsid="00323f93" style:font-weight-asian="normal" style:font-weight-complex="normal"/>
    </style:style>
    <style:style style:name="P8" style:family="paragraph" style:parent-style-name="List_20_Paragraph">
      <style:text-properties style:font-name="Liberation Serif" fo:font-weight="normal" officeooo:rsid="008313e3" officeooo:paragraph-rsid="003284e9" style:font-weight-asian="normal" style:font-weight-complex="normal"/>
    </style:style>
    <style:style style:name="P9" style:family="paragraph" style:parent-style-name="List_20_Paragraph">
      <style:text-properties style:font-name="Liberation Serif" fo:font-weight="normal" officeooo:rsid="0026e154" officeooo:paragraph-rsid="00235fd6" style:font-weight-asian="normal" style:font-weight-complex="normal"/>
    </style:style>
    <style:style style:name="P10" style:family="paragraph" style:parent-style-name="List_20_Paragraph">
      <style:text-properties style:font-name="Liberation Serif" fo:font-weight="bold" officeooo:rsid="008313e3" officeooo:paragraph-rsid="00323f93" style:font-weight-asian="bold" style:font-weight-complex="bold"/>
    </style:style>
    <style:style style:name="P11" style:family="paragraph" style:parent-style-name="List_20_Paragraph" style:list-style-name="WWNum2">
      <style:text-properties style:font-name="Liberation Serif" fo:font-weight="bold" officeooo:rsid="008313e3" officeooo:paragraph-rsid="00235fd6" style:font-weight-asian="bold" style:font-weight-complex="bold"/>
    </style:style>
    <style:style style:name="P12" style:family="paragraph" style:parent-style-name="List_20_Paragraph" style:list-style-name="WWNum2">
      <style:text-properties style:font-name="Liberation Serif" fo:font-weight="bold" officeooo:rsid="008313e3" officeooo:paragraph-rsid="0026e154" style:font-weight-asian="bold" style:font-weight-complex="bold"/>
    </style:style>
    <style:style style:name="P13" style:family="paragraph" style:parent-style-name="List_20_Paragraph" style:list-style-name="WWNum2">
      <style:text-properties style:font-name="Liberation Serif" fo:font-weight="bold" officeooo:rsid="008313e3" officeooo:paragraph-rsid="002cf323" style:font-weight-asian="bold" style:font-weight-complex="bold"/>
    </style:style>
    <style:style style:name="P14" style:family="paragraph" style:parent-style-name="List_20_Paragraph" style:list-style-name="WWNum2">
      <style:text-properties style:font-name="Liberation Serif" fo:font-weight="bold" officeooo:rsid="008313e3" officeooo:paragraph-rsid="0030cc4e" style:font-weight-asian="bold" style:font-weight-complex="bold"/>
    </style:style>
    <style:style style:name="P15" style:family="paragraph" style:parent-style-name="List_20_Paragraph">
      <style:text-properties style:font-name="Liberation Serif" fo:font-weight="bold" officeooo:rsid="00323f93" officeooo:paragraph-rsid="00323f93" style:font-weight-asian="bold" style:font-weight-complex="bold"/>
    </style:style>
    <style:style style:name="P16" style:family="paragraph" style:parent-style-name="List_20_Paragraph">
      <style:text-properties style:font-name="Liberation Serif" fo:font-weight="normal" officeooo:rsid="008313e3" officeooo:paragraph-rsid="00323f93" style:font-weight-asian="normal" style:font-weight-complex="normal"/>
    </style:style>
    <style:style style:name="P17" style:family="paragraph" style:parent-style-name="List_20_Paragraph">
      <style:text-properties style:font-name="Liberation Serif" fo:font-size="12pt" fo:font-weight="normal" officeooo:rsid="008313e3" officeooo:paragraph-rsid="003284e9"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887866" officeooo:paragraph-rsid="00088be6" style:font-weight-asian="bold" style:font-weight-complex="bold"/>
    </style:style>
    <style:style style:name="P19" style:family="paragraph" style:parent-style-name="Standard">
      <style:text-properties fo:font-variant="normal" fo:text-transform="none" style:font-name="Verdana" fo:font-size="12pt" fo:letter-spacing="normal" fo:font-style="normal" fo:font-weight="normal" officeooo:rsid="008313e3" officeooo:paragraph-rsid="002ebac2" style:font-weight-asian="normal" style:font-weight-complex="normal"/>
    </style:style>
    <style:style style:name="P20" style:family="paragraph" style:parent-style-name="Standard">
      <style:text-properties style:font-name="Liberation Serif" fo:font-weight="normal" officeooo:rsid="008313e3" officeooo:paragraph-rsid="00088be6" style:font-weight-asian="normal" style:font-weight-complex="normal"/>
    </style:style>
    <style:style style:name="P2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Liberation Serif" fo:font-size="12pt" fo:letter-spacing="normal" fo:font-style="normal" fo:font-weight="normal"/>
    </style:style>
    <style:style style:name="P22" style:family="paragraph" style:parent-style-name="Text_20_body" style:list-style-name="L1">
      <loext:graphic-properties draw:fill="none" draw:fill-color="#ffffff" draw:opacity="100%"/>
      <style:paragraph-properties fo:margin-left="0.3126in" fo:margin-right="0in" fo:margin-top="0in" fo:margin-bottom="0.3126in" style:contextual-spacing="false" fo:orphans="2" fo:widows="2" fo:text-indent="0in" style:auto-text-indent="false" fo:background-color="transparent" fo:padding="0in" fo:border="none"/>
      <style:text-properties fo:font-variant="normal" fo:text-transform="none" fo:color="#000000" loext:opacity="100%" style:font-name="Noto Sans" fo:font-size="12pt" fo:letter-spacing="normal" fo:font-style="normal" fo:font-weight="normal"/>
    </style:style>
    <style:style style:name="P23" style:family="paragraph" style:parent-style-name="Text_20_body">
      <style:text-properties fo:font-variant="normal" fo:text-transform="none" fo:color="#000000" loext:opacity="100%" style:font-name="Noto Sans" fo:font-size="12pt" fo:letter-spacing="normal" fo:font-style="normal" fo:font-weight="normal" officeooo:rsid="008313e3" officeooo:paragraph-rsid="0030cc4e" style:font-weight-asian="normal" style:font-weight-complex="normal"/>
    </style:style>
    <style:style style:name="P24" style:family="paragraph" style:parent-style-name="Text_20_body">
      <style:text-properties fo:font-variant="normal" fo:text-transform="none" fo:color="#000000" loext:opacity="100%" style:font-name="Noto Sans" fo:font-size="12pt" fo:letter-spacing="normal" fo:font-style="normal" fo:font-weight="normal" officeooo:rsid="008313e3" officeooo:paragraph-rsid="00343213" style:font-weight-asian="normal" style:font-weight-complex="normal"/>
    </style:style>
    <style:style style:name="P2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2pt" fo:letter-spacing="normal" fo:font-style="normal" fo:font-weight="normal" loext:padding="0in" loext:border="none"/>
    </style:style>
    <style:style style:name="P26" style:family="paragraph" style:parent-style-name="Text_20_body" style:list-style-name="L1">
      <loext:graphic-properties draw:fill="none" draw:fill-color="#ffffff" draw:opacity="100%"/>
      <style:paragraph-properties fo:margin-left="0.3126in" fo:margin-right="0in" fo:margin-top="0in" fo:margin-bottom="0.3126in" style:contextual-spacing="false" fo:orphans="2" fo:widows="2" fo:text-indent="0in" style:auto-text-indent="false" fo:background-color="transparent" fo:padding="0in" fo:border="none"/>
      <style:text-properties fo:font-variant="normal" fo:text-transform="none" fo:color="#000000" loext:opacity="100%" style:font-name="Liberation Serif" fo:font-size="13.5pt" fo:letter-spacing="normal" fo:font-style="normal" fo:font-weight="bold" officeooo:rsid="00887866" style:font-weight-asian="bold" style:font-weight-complex="bold"/>
    </style:style>
    <style:style style:name="P27" style:family="paragraph" style:parent-style-name="Text_20_body">
      <style:text-properties fo:font-variant="normal" fo:text-transform="none" fo:color="#000000" loext:opacity="100%" style:font-name="Liberation Serif" fo:font-size="12pt" fo:letter-spacing="normal" fo:font-style="normal" fo:font-weight="normal" officeooo:rsid="008313e3" officeooo:paragraph-rsid="00343213" style:font-size-asian="12pt" style:font-weight-asian="normal" style:font-size-complex="12pt" style:font-weight-complex="normal"/>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343213" officeooo:paragraph-rsid="00343213" style:font-size-asian="12pt" style:font-weight-asian="normal" style:font-size-complex="12pt" style:font-weight-complex="normal"/>
    </style:style>
    <style:style style:name="P2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style:font-name="Liberation Serif" fo:font-weight="normal" officeooo:rsid="008313e3" officeooo:paragraph-rsid="002ebac2" style:font-weight-asian="normal" style:font-weight-complex="normal"/>
    </style:style>
    <style:style style:name="P30" style:family="paragraph" style:parent-style-name="Text_20_body" style:list-style-name="L1">
      <loext:graphic-properties draw:fill="none" draw:fill-color="#ffffff" draw:opacity="100%"/>
      <style:paragraph-properties fo:margin-left="0.3126in" fo:margin-right="0in" fo:margin-top="0in" fo:margin-bottom="0.3126in" style:contextual-spacing="false" fo:orphans="2" fo:widows="2" fo:text-indent="0in" style:auto-text-indent="false" fo:background-color="transparent" fo:padding="0in" fo:border="none"/>
    </style:style>
    <style:style style:name="P31" style:family="paragraph" style:parent-style-name="Text_20_body">
      <style:text-properties officeooo:paragraph-rsid="0026e154"/>
    </style:style>
    <style:style style:name="P32" style:family="paragraph">
      <style:paragraph-properties fo:text-align="start" style:writing-mode="lr-tb"/>
    </style:style>
    <style:style style:name="P33" style:family="paragraph">
      <loext:graphic-properties draw:fill="none"/>
      <style:paragraph-properties fo:text-align="start" style:writing-mode="lr-tb"/>
      <style:text-properties fo:font-size="12pt" style:font-size-asian="12pt" style:font-size-complex="12pt"/>
    </style:style>
    <style:style style:name="P34" style:family="paragraph">
      <loext:graphic-properties draw:fill="none"/>
      <style:paragraph-properties fo:text-align="center"/>
    </style:style>
    <style:style style:name="T1" style:family="text">
      <style:text-properties fo:font-variant="normal" fo:text-transform="none" fo:color="#000000" loext:opacity="100%" style:font-name="Liberation Serif" fo:font-size="12pt" fo:letter-spacing="normal" fo:font-style="normal" style:font-size-asian="12pt" style:font-size-complex="12pt"/>
    </style:style>
    <style:style style:name="T2" style:family="text">
      <style:text-properties fo:font-variant="normal" fo:text-transform="none" fo:color="#000000" loext:opacity="100%" style:font-name="Liberation Serif" fo:font-size="12pt" fo:letter-spacing="normal" style:font-size-asian="12pt" style:font-size-complex="12pt"/>
    </style:style>
    <style:style style:name="T3" style:family="text">
      <style:text-properties fo:font-variant="normal" fo:text-transform="none" fo:color="#000000" loext:opacity="100%" fo:font-size="12pt" fo:letter-spacing="normal" fo:font-style="normal" style:font-size-asian="12pt" style:font-size-complex="12pt"/>
    </style:style>
    <style:style style:name="T4" style:family="text">
      <style:text-properties fo:font-variant="normal" fo:text-transform="none" fo:color="#000000" loext:opacity="100%" fo:font-size="12pt" fo:letter-spacing="normal" fo:font-style="normal" officeooo:rsid="00323f93" style:font-size-asian="12pt" style:font-size-complex="12pt"/>
    </style:style>
    <style:style style:name="T5" style:family="text">
      <style:text-properties fo:font-variant="normal" fo:text-transform="none" fo:color="#000000" loext:opacity="100%" fo:letter-spacing="normal" fo:font-style="normal"/>
    </style:style>
    <style:style style:name="T6" style:family="text">
      <style:text-properties fo:font-variant="normal" fo:text-transform="none" fo:color="#000000" loext:opacity="100%" style:font-name="Noto Sans" fo:font-size="12pt" fo:letter-spacing="normal" fo:font-style="normal" fo:font-weight="normal"/>
    </style:style>
    <style:style style:name="T7" style:family="text">
      <style:text-properties fo:font-variant="normal" fo:text-transform="none" fo:color="#000000" loext:opacity="100%" style:font-name="Noto Sans" fo:font-size="12pt" fo:letter-spacing="normal" fo:font-style="normal" fo:font-weight="normal" officeooo:rsid="00343213"/>
    </style:style>
    <style:style style:name="T8" style:family="text">
      <style:text-properties fo:font-variant="normal" fo:text-transform="none" style:use-window-font-color="true" loext:opacity="0%" style:font-name="Liberation Serif" fo:font-size="12pt" fo:letter-spacing="normal" fo:font-style="normal" style:font-size-asian="12pt" style:font-size-complex="12pt"/>
    </style:style>
    <style:style style:name="T9" style:family="text">
      <style:text-properties fo:font-variant="normal" fo:text-transform="none" style:use-window-font-color="true" loext:opacity="0%" style:font-name="Liberation Serif" fo:font-size="12pt" fo:letter-spacing="normal" fo:font-style="normal" fo:font-weight="normal" officeooo:rsid="008313e3" style:font-size-asian="12pt" style:font-weight-asian="normal" style:font-size-complex="12pt" style:font-weight-complex="normal"/>
    </style:style>
    <style:style style:name="T10" style:family="text">
      <style:text-properties fo:font-variant="normal" fo:text-transform="none" fo:color="#111111" loext:opacity="100%" style:font-name="Liberation Serif" fo:font-size="12pt" fo:letter-spacing="normal" fo:font-style="normal" style:font-size-asian="12pt" style:font-size-complex="12pt"/>
    </style:style>
    <style:style style:name="T11" style:family="text">
      <style:text-properties fo:font-variant="normal" fo:text-transform="none" fo:color="#111111" loext:opacity="100%" style:font-name="Liberation Serif" fo:font-size="12pt" fo:letter-spacing="normal" fo:font-style="normal" officeooo:rsid="00323f93" style:font-size-asian="12pt" style:font-size-complex="12pt"/>
    </style:style>
    <style:style style:name="T12" style:family="text">
      <style:text-properties fo:font-variant="normal" fo:text-transform="none" fo:color="#111111" loext:opacity="100%" style:font-name="Liberation Serif" fo:font-size="12pt" fo:letter-spacing="normal" fo:font-style="normal" fo:font-weight="normal" style:font-size-asian="12pt" style:font-size-complex="12pt"/>
    </style:style>
    <style:style style:name="T13" style:family="text">
      <style:text-properties style:font-name="Liberation Serif" style:font-size-asian="12pt" style:font-size-complex="12pt"/>
    </style:style>
    <style:style style:name="T14" style:family="text">
      <style:text-properties style:font-name="Liberation Serif" officeooo:rsid="00343213" style:font-size-asian="12pt" style:font-size-complex="12pt"/>
    </style:style>
    <style:style style:name="T15" style:family="text">
      <style:text-properties style:use-window-font-color="true" loext:opacity="0%" style:font-name="Liberation Serif" fo:font-size="12pt" fo:letter-spacing="normal" style:font-size-asian="12pt" style:font-size-complex="12pt"/>
    </style:style>
    <style:style style:name="T16" style:family="text">
      <style:text-properties style:use-window-font-color="true" loext:opacity="0%" style:font-name="Liberation Serif" style:font-size-asian="12pt" style:font-size-complex="12pt"/>
    </style:style>
    <style:style style:name="T17" style:family="text">
      <style:text-properties style:use-window-font-color="true" loext:opacity="0%" style:font-name="Liberation Serif" officeooo:rsid="00343213" style:font-size-asian="12pt" style:font-size-complex="12pt"/>
    </style:style>
    <style:style style:name="T18" style:family="text">
      <style:text-properties officeooo:rsid="00343213"/>
    </style:style>
    <style:style style:name="T19" style:family="text">
      <style:text-properties style:font-size-asian="12pt" style:font-size-complex="12pt"/>
    </style:style>
    <style:style style:name="T20" style:family="text">
      <style:text-properties officeooo:rsid="00343213" style:font-size-asian="12pt" style:font-size-complex="12pt"/>
    </style:style>
    <style:style style:name="T21" style:family="text">
      <style:text-properties fo:color="#000000" loext:opacity="100%" style:font-name="Liberation Serif2" fo:font-size="12pt" fo:font-weight="bold" style:font-size-asian="12pt" style:font-name-complex="Liberation Serif2" style:font-size-complex="12pt" style:font-weight-complex="bold"/>
    </style:style>
    <style:style style:name="T22" style:family="text">
      <style:text-properties fo:color="#000000" loext:opacity="100%" style:font-name="Liberation Serif2" fo:font-size="12pt" style:font-size-asian="12pt" style:font-name-complex="Liberation Serif2" style:font-size-complex="12pt"/>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1925in" fo:min-width="0.428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25in" fo:min-width="1.002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925in" fo:min-width="0.3445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925in" fo:min-width="0.848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925in" fo:min-width="0.663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25in" fo:min-width="1.223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839in" fo:min-width="1.4689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925in" fo:min-width="1.5209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3839in" fo:min-width="3.831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paragraph" draw:z-index="4" draw:name="Shape1" draw:style-name="gr1"><draw:frame draw:style-name="gr2" draw:text-style-name="P33" svg:width="0.428in" svg:height="0.1925in" svg:x="0in" svg:y="0.0008in"><draw:text-box><text:p text:style-name="P32"><text:span text:style-name="T21">Nama</text:span></text:p></draw:text-box></draw:frame><draw:frame draw:style-name="gr3" draw:text-style-name="P33" svg:width="1.0024in" svg:height="0.1925in" svg:x="0.9846in" svg:y="0.0008in"><draw:text-box><text:p text:style-name="P32"><text:span text:style-name="T21">: Eko Saputra</text:span></text:p></draw:text-box></draw:frame><draw:frame draw:style-name="gr4" draw:text-style-name="P33" svg:width="0.3449in" svg:height="0.1925in" svg:x="0in" svg:y="0.2217in"><draw:text-box><text:p text:style-name="P32"><text:span text:style-name="T21">NIM</text:span></text:p></draw:text-box></draw:frame><draw:frame draw:style-name="gr5" draw:text-style-name="P33" svg:width="0.8488in" svg:height="0.1925in" svg:x="0.9846in" svg:y="0.2217in"><draw:text-box><text:p text:style-name="P32"><text:span text:style-name="T21">: 201420001</text:span></text:p></draw:text-box></draw:frame><draw:frame draw:style-name="gr6" draw:text-style-name="P33" svg:width="0.6642in" svg:height="0.1925in" svg:x="0in" svg:y="0.4409in"><draw:text-box><text:p text:style-name="P32"><text:span text:style-name="T21">Fakultas </text:span></text:p></draw:text-box></draw:frame><draw:frame draw:style-name="gr7" draw:text-style-name="P33" svg:width="1.224in" svg:height="0.1925in" svg:x="0.9846in" svg:y="0.4409in"><draw:text-box><text:p text:style-name="P32"><text:span text:style-name="T21">: Ilmu Komputer</text:span></text:p></draw:text-box></draw:frame><draw:frame draw:style-name="gr8" draw:text-style-name="P33" svg:width="1.4689in" svg:height="0.3843in" svg:x="0in" svg:y="0.6618in"><draw:text-box><text:p text:style-name="P32"><text:span text:style-name="T21">Prodi</text:span></text:p><text:p text:style-name="P32"><text:span text:style-name="T21">Kelas</text:span><text:span text:style-name="T21"><text:tab/></text:span><text:span text:style-name="T21"><text:tab/></text:span><text:span text:style-name="T21"><text:tab/></text:span><text:span text:style-name="T21">: </text:span><text:span text:style-name="T21">IF3A</text:span></text:p></draw:text-box></draw:frame><draw:frame draw:style-name="gr9" draw:text-style-name="P33" svg:width="1.5213in" svg:height="0.1925in" svg:x="0.9846in" svg:y="0.6618in"><draw:text-box><text:p text:style-name="P32"><text:span text:style-name="T21">: Teknik </text:span><text:span text:style-name="T21">Informatika</text:span></text:p></draw:text-box></draw:frame></draw:g></text:p>
      <text:p text:style-name="P1"/>
      <text:p text:style-name="P1"/>
      <text:p text:style-name="P1"/>
      <text:p text:style-name="P1"/>
      <text:p text:style-name="P1"/>
      <text:p text:style-name="P1"/>
      <text:p text:style-name="P1"/>
      <text:p text:style-name="P1"/>
      <text:list xml:id="list2282219369" text:style-name="WWNum2">
        <text:list-item>
          <text:p text:style-name="P11">Jelaskan sejarah disyariatkan wudhu di dalam agama islam?</text:p>
        </text:list-item>
      </text:list>
      <text:p text:style-name="P3"/>
      <text:p text:style-name="P3"><text:span text:style-name="T8">Di beberapa kitab fikih, seperti </text:span><text:span text:style-name="Emphasis"><text:span text:style-name="T15">Fathul Mu’in</text:span></text:span><text:span text:style-name="T8">, syariat wudhu itu diperintahkan bersamaan dengan diperintahkannya salat. Artinya, perintah wudhu itu bersamaan dengan pertama kalinya Nabi melaksanakan salat Zuhur sebagai salat 5 waktu. Dengan kata lain, salat Zuhur itu disyariatkan sebelum Nabi hijrah ke Madinah, tepatnya pada tahun ke-10 kenabian Muhammad Saw.</text:span></text:p>
      <text:p text:style-name="P3"><text:span text:style-name="T8"/></text:p>
      <text:p text:style-name="P3"><text:span text:style-name="T8"/></text:p>
      <text:list xml:id="list81912574304375" text:continue-numbering="true" text:style-name="WWNum2">
        <text:list-item>
          <text:p text:style-name="P12"><text:span text:style-name="T8">Jelaskan sejarah dari Nabi Muhammad saw diperbolehkannya untuk bertayamum apabila tidak menemukan air untuk bersuci!</text:span></text:p>
        </text:list-item>
      </text:list>
      <text:p text:style-name="P19"><text:span text:style-name="T16"><text:tab/>Rasulullah dan para sahabat sibuk mencari kalung milik Aisyah. Saat ditengah kesibukan <text:tab/>mencari kalung Aisyah RA. Ada beberapa orang bertanya, apa yang dilakukan Rasulullah <text:tab/>dan Aisyah?, lalu mereka berkata, Rasullah dan para sahabat sedang mencari kalung Aisyah, <text:tab/>tapi mereka tidak memiliki air.</text:span></text:p>
      <text:p text:style-name="P29"><text:span text:style-name="T8"><text:tab/>Keesokan harinya, diriwayatkan Aisyah mendapat kemarahan dari Sayidina Abu Bakar <text:tab/>karena melihat Rasulullah bangun pagi tanda adanya air. Disinilah pertama kali turun <text:tab/>perintah untuk bertayamum. Lantas Rasulullah mengajarkan bagaimana syarat, niat dan <text:tab/>rukun bertayamum kepada para sahabat.</text:span></text:p>
      <text:p text:style-name="P4"><text:span text:style-name="T8"/></text:p>
      <text:list xml:id="list81913379006877" text:continue-numbering="true" text:style-name="WWNum2">
        <text:list-item>
          <text:p text:style-name="P13"><text:span text:style-name="T8">Jelaskan apa itu rukun? sebutkan rukun-rukun dalam wudhu?</text:span></text:p>
          <text:p text:style-name="P2"><text:span text:style-name="T8"/></text:p>
        </text:list-item>
      </text:list>
      <text:p text:style-name="P10"><text:span text:style-name="T11">R</text:span><text:span text:style-name="T10">ukun </text:span></text:p>
      <text:p text:style-name="P7"><text:span text:style-name="T10">adalah </text:span><text:span text:style-name="Strong_20_Emphasis"><text:span text:style-name="T12">sesuatu yang ada di dalam ibadah </text:span></text:span><text:span text:style-name="T10">karena ia bagian darinya dan tidak harus kontinyu menjalani sesuatu tersebut sampai selesainya suatu ibadah.</text:span></text:p>
      <text:p text:style-name="P6"><text:span text:style-name="T8"/></text:p>
      <text:p text:style-name="P15"><text:span text:style-name="T8">Rukun Wudhu</text:span></text:p>
      <text:p text:style-name="P7"><text:span text:style-name="T4">1. </text:span><text:span text:style-name="T3">niat, </text:span></text:p>
      <text:p text:style-name="P7"><text:span text:style-name="T4">2. </text:span><text:span text:style-name="T3">membasuh muka,</text:span></text:p>
      <text:p text:style-name="P7"><text:span text:style-name="T4">3. </text:span><text:span text:style-name="T3">membasuh kedua tangan beserta kedua siku,</text:span></text:p>
      <text:p text:style-name="P7"><text:span text:style-name="T4">4. </text:span><text:span text:style-name="T3">mengusap sebagian kepala,</text:span></text:p>
      <text:p text:style-name="P7"><text:span text:style-name="T3">5. membasuh kedua kaki beserta kedua mata kaki,</text:span></text:p>
      <text:p text:style-name="P7"><text:span text:style-name="T1">6. tertib.</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6"><text:soft-page-break/><text:span text:style-name="T8"/></text:p>
      <text:list xml:id="list81912064533255" text:continue-numbering="true" text:style-name="WWNum2">
        <text:list-item>
          <text:p text:style-name="P14"><text:span text:style-name="T8">Mengapa <text:s/>diwajibkan berwudhu saat hendak sholat? apakah seorang muadzin sebelum melakukan adzan harus berwudhu, jelaskan!</text:span></text:p>
        </text:list-item>
      </text:list>
      <text:p text:style-name="P5"><text:span text:style-name="T8"/></text:p>
      <text:p text:style-name="P8"><text:span text:style-name="T1">Dalam riwayat Baihaqi, terdapat keterangan dari Abu Hurairah </text:span><text:span text:style-name="Emphasis"><text:span text:style-name="T2">radhiyallahu ‘anhu</text:span></text:span><text:span text:style-name="T1">, beliau mengatakan,</text:span></text:p>
      <text:p text:style-name="P17"><text:span text:style-name="T5"><text:s/></text:span></text:p>
      <text:p text:style-name="P17"><text:span text:style-name="T5">“Tidak boleh mengumandangkan panggilan shalat, kecuali orang yang memiliki wudhu.”</text:span></text:p>
      <text:p text:style-name="P17"><text:span text:style-name="T5"/></text:p>
      <text:p text:style-name="P8"><text:span text:style-name="T1">Mengingat hadis ini statusnya dhaif, maka tidak bisa dijadikan dalil larangan mengumandangkan adzan bagi orang yang tidak memiliki wudhu. Karena itulah, ulama sepakat, bahwa bukan termasuk syarat sahnya adzan, orang yang mengumandangkan adzan harus suci dari hadats kecil. Sehingga orang yang tidak memiliki wudhu karena hadats kecil, status adzannya sah. Sebagaimana keterangan al-Wazir Ibnu Hubairoh (al-Ifshoh ‘an Ma’ani as-Shihah, 1/68).</text:span></text:p>
      <text:p text:style-name="P5"><text:span text:style-name="T8"/></text:p>
      <text:list xml:id="list81912242108703" text:continue-numbering="true" text:style-name="WWNum2">
        <text:list-item>
          <text:p text:style-name="P14"><text:span text:style-name="T8">Jelaskan bagaimana cara mandi wajib yang benar menurut sunnah?</text:span></text:p>
        </text:list-item>
      </text:list>
      <text:p text:style-name="P23"><text:span text:style-name="T17"><text:tab/>1. </text:span><text:span text:style-name="T16">Baca niat mandi junub atau mandi wajib terlebih dahulu</text:span></text:p>
      <text:p text:style-name="P24"><text:span text:style-name="T17"><text:tab/></text:span><text:span text:style-name="T14">2. </text:span><text:span text:style-name="T13">Bersihkan telapak tangan sebanyak 3 kali</text:span></text:p>
      <text:p text:style-name="P27"><text:span text:style-name="T18"><text:tab/>3. Lanjutkan dengan membersihkan dubur dan alat kemaluan</text:span></text:p>
      <text:p text:style-name="P28"><text:tab/>4. Bersihkan kemaluan berikut kotoran yang menempel di sekitarnya dengan tangan kiri</text:p>
      <text:p text:style-name="P28"><text:tab/>5. Cuci tangan dengan menggosok-gosoknya dengan tanah atau sabun</text:p>
      <text:p text:style-name="P28"><text:tab/>6. Lakukan gerakan wudhu yang sempurna seperti saat akan salat, dimulai dari membasuh <text:tab/> <text:s text:c="3"/>tangan sampai membasuh kaki</text:p>
      <text:p text:style-name="P28"><text:tab/>7. Masukkan tangan ke dalam air, sela pangkal rambut dengan jari-jari tangan hingga <text:tab/> <text:s text:c="2"/><text:tab/> <text:s text:c="3"/>menyentuh kulit kepala</text:p>
      <text:p text:style-name="P28"><text:tab/>8. Jika sudah, guyur kepala dengan air sebanyak 3 kali</text:p>
      <text:p text:style-name="P28"><text:tab/>9. Pastikan pangkal rambut juga terkena air</text:p>
      <text:p text:style-name="P28"><text:tab/>10. Bilas seluruh tubuh dengan mengguyurkan air</text:p>
      <text:p text:style-name="P28"><text:tab/>11. Dimulai dari sisi yang kanan, lalu lanjutkan dengan sisi tubuh kiri</text:p>
      <text:p text:style-name="P28"><text:tab/>12. Saat menjalankan tata cara mandi junub, pastikan seluruh lipatan kulit dan bagian <text:tab/> <text:s/><text:tab/> <text:s text:c="5"/>tersembunyi ikut dibersihkan</text:p>
      <text:list xml:id="list2835416800" text:style-name="L1">
        <text:list-header>
          <text:p text:style-name="P30"><text:span text:style-name="T6"/></text:p>
          <text:p text:style-name="P26"/>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svg:font-family="Helvetica, Helvetica-FF, Arial, Tahoma,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ce style:name="Lohit Hindi" svg:font-family="'Lohit Hindi'" style:font-family-generic="system" style:font-pitch="variable"/>
    <style:font-face style:name="Lohit Hindi1" svg:font-family="'Lohit Hindi'" style:font-pitch="variable"/>
    <style:font-face style:name="Lohit Hindi2" svg:font-family="'Lohit Hindi'"/>
    <style:font-face style:name="Noto Sans" svg:font-family="'Noto Sans', sans-serif"/>
    <style:font-face style:name="Roboto" svg:font-family="Roboto, sans-serif"/>
    <style:font-face style:name="Verdana" svg:font-family="Verdana, Helvetica, Arial, Lucida, sans-serif"/>
    <style:font-face style:name="Verdana1" svg:font-family="Verdana, Geneva, sans-serif"/>
    <style:font-face style:name="arial" svg:font-family="arial"/>
    <style:font-face style:name="lato" svg:font-family="lato"/>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Numbering_20_Symbols"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style:paragraph-properties fo:text-align="center"/>
    </style:style>
    <style:style style:name="MP2" style:family="paragraph">
      <style:paragraph-properties fo:text-align="start" style:writing-mode="lr-tb"/>
    </style:style>
    <style:style style:name="MP3" style:family="paragraph">
      <loext:graphic-properties draw:fill="none"/>
      <style:paragraph-properties fo:text-align="start" style:writing-mode="lr-tb"/>
      <style:text-properties fo:font-size="12pt" style:font-size-asian="12pt" style:font-size-complex="12pt"/>
    </style:style>
    <style:style style:name="MT1" style:family="text">
      <style:text-properties fo:color="#000000" loext:opacity="100%" style:font-name="Liberation Serif2" fo:font-size="12pt" style:font-size-asian="12pt" style:font-name-complex="Liberation Serif2" style:font-size-complex="12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none" draw:textarea-horizontal-align="left" draw:textarea-vertical-align="top" draw:auto-grow-height="true" draw:auto-grow-width="true" fo:min-height="0.3839in" fo:min-width="3.831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draw:frame text:anchor-type="paragraph" draw:z-index="1" draw:name="Shape3" draw:style-name="Mgr1" draw:text-style-name="MP1" svg:width="0.6114in" svg:height="0.6016in" svg:x="-0.6319in" svg:y="-0.148in"><draw:image xlink:href="Pictures/10001A820000034F0000034F6F6873DFF70DC271.svg" xlink:type="simple" xlink:show="embed" xlink:actuate="onLoad" draw:mime-type="image/svg+xml"><text:p/></draw:image><draw:image xlink:href="Pictures/100000010000002000000020A74E724B9067DA25.png" xlink:type="simple" xlink:show="embed" xlink:actuate="onLoad" draw:mime-type="image/png"/><loext:qrcode office:string-value="https://github.com/ekovegeance/ComputerScience" loext:qrcode-errorcorrection="low" loext:qrcode-border="1"/></draw:frame><draw:frame text:anchor-type="paragraph" draw:z-index="3" draw:name="Shape2" draw:style-name="Mgr2" draw:text-style-name="MP3" svg:width="4.5307in" svg:height="0.3843in" svg:x="0.0839in" svg:y="0.0008in"><draw:text-box><text:p text:style-name="MP2"><text:span text:style-name="MT1"><text:s text:c="2"/></text:span><text:span text:style-name="MT1">Eko Saputra | PENDIDIKAN AGAMA ISLAM SM3 </text:span><text:span text:style-name="MT1">22NOV2021</text:span></text:p><text:p text:style-name="MP2"><text:span text:style-name="MT1"><text:s text:c="2"/></text:span><text:span text:style-name="MT1"><text:a xlink:href="http://www.ekovegeance.com/" xlink:type="simple">www.ekovegeance.com</text:a></text:span><text:span text:style-name="MT1"><text:s/></text:span></text:p></draw:text-box></draw:frame></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2.1.2$Linux_X86_64 LibreOffice_project/87b77fad49947c1441b67c559c339af8f3517e22</meta:generator>
    <dc:date>2021-11-22T08:19:10.940259501</dc:date>
    <meta:editing-duration>PT1H1M12S</meta:editing-duration>
    <meta:editing-cycles>38</meta:editing-cycles>
    <meta:document-statistic meta:table-count="0" meta:image-count="0" meta:object-count="0" meta:page-count="2" meta:paragraph-count="33" meta:word-count="453" meta:character-count="3203" meta:non-whitespace-character-count="2739"/>
  </office:meta>
</office:document-meta>
</file>